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rsid="0016bb86" officeooo:paragraph-rsid="0016bb86"/>
    </style:style>
    <style:style style:name="P3" style:family="paragraph" style:parent-style-name="Standard">
      <style:paragraph-properties fo:line-height="200%" fo:text-align="center" style:justify-single-word="false"/>
      <style:text-properties fo:font-weight="normal" officeooo:rsid="001a1cb2" officeooo:paragraph-rsid="001a1cb2" style:font-weight-asian="normal" style:font-weight-complex="normal"/>
    </style:style>
    <style:style style:name="P4" style:family="paragraph" style:parent-style-name="Standard">
      <style:paragraph-properties fo:line-height="200%"/>
      <style:text-properties officeooo:rsid="001ce01c" officeooo:paragraph-rsid="0022291d"/>
    </style:style>
    <style:style style:name="P5" style:family="paragraph" style:parent-style-name="Standard">
      <style:paragraph-properties fo:line-height="200%"/>
      <style:text-properties fo:font-style="normal" officeooo:rsid="002031ca" officeooo:paragraph-rsid="001ce01c" style:font-style-asian="normal" style:font-style-complex="normal"/>
    </style:style>
    <style:style style:name="P6" style:family="paragraph" style:parent-style-name="Standard" style:list-style-name="L1">
      <style:paragraph-properties fo:line-height="200%"/>
      <style:text-properties fo:font-weight="bold" officeooo:rsid="0016bb86" officeooo:paragraph-rsid="0016bb86" style:font-weight-asian="bold" style:font-weight-complex="bold"/>
    </style:style>
    <style:style style:name="P7" style:family="paragraph" style:parent-style-name="Standard" style:list-style-name="L1">
      <style:paragraph-properties fo:line-height="200%"/>
      <style:text-properties fo:font-weight="bold" officeooo:rsid="00178ae8" officeooo:paragraph-rsid="00178ae8" style:font-weight-asian="bold" style:font-weight-complex="bold"/>
    </style:style>
    <style:style style:name="P8" style:family="paragraph" style:parent-style-name="Standard" style:list-style-name="L2">
      <style:paragraph-properties fo:line-height="200%"/>
      <style:text-properties fo:font-weight="bold" officeooo:rsid="0025d92b" officeooo:paragraph-rsid="0025d92b" style:font-weight-asian="bold" style:font-weight-complex="bold"/>
    </style:style>
    <style:style style:name="P9" style:family="paragraph" style:parent-style-name="Standard" style:list-style-name="L2">
      <style:paragraph-properties fo:line-height="200%"/>
      <style:text-properties fo:font-weight="bold" officeooo:rsid="001ce01c" officeooo:paragraph-rsid="001ce01c" style:font-weight-asian="bold" style:font-weight-complex="bold"/>
    </style:style>
    <style:style style:name="P10" style:family="paragraph" style:parent-style-name="Standard" style:list-style-name="L2">
      <style:paragraph-properties fo:line-height="200%"/>
      <style:text-properties fo:font-weight="bold" officeooo:rsid="001fddde" officeooo:paragraph-rsid="001fddde" style:font-weight-asian="bold" style:font-weight-complex="bold"/>
    </style:style>
    <style:style style:name="P11" style:family="paragraph" style:parent-style-name="Standard" style:list-style-name="L2">
      <style:paragraph-properties fo:line-height="200%"/>
      <style:text-properties fo:font-weight="bold" officeooo:rsid="002031ca" officeooo:paragraph-rsid="002031ca" style:font-weight-asian="bold" style:font-weight-complex="bold"/>
    </style:style>
    <style:style style:name="P12" style:family="paragraph" style:parent-style-name="Standard" style:list-style-name="L2">
      <style:paragraph-properties fo:line-height="200%"/>
      <style:text-properties fo:font-weight="bold" officeooo:rsid="00195b9f" officeooo:paragraph-rsid="00195b9f" style:font-weight-asian="bold" style:font-weight-complex="bold"/>
    </style:style>
    <style:style style:name="P13" style:family="paragraph" style:parent-style-name="Standard" style:list-style-name="L3">
      <style:paragraph-properties fo:line-height="200%" fo:text-align="start" style:justify-single-word="false"/>
      <style:text-properties fo:font-weight="bold" officeooo:rsid="00196fba" officeooo:paragraph-rsid="00196fba" style:font-weight-asian="bold" style:font-weight-complex="bold"/>
    </style:style>
    <style:style style:name="P14" style:family="paragraph" style:parent-style-name="Standard" style:list-style-name="L2">
      <style:paragraph-properties fo:line-height="200%"/>
    </style:style>
    <style:style style:name="P15" style:family="paragraph" style:parent-style-name="Standard" style:list-style-name="L2">
      <style:paragraph-properties fo:line-height="200%"/>
      <style:text-properties fo:font-style="normal" fo:font-weight="bold" officeooo:rsid="001db5c8" officeooo:paragraph-rsid="001db5c8" style:font-style-asian="normal" style:font-weight-asian="bold" style:font-style-complex="normal" style:font-weight-complex="bold"/>
    </style:style>
    <style:style style:name="P16" style:family="paragraph" style:parent-style-name="Standard" style:list-style-name="L3">
      <style:paragraph-properties fo:line-height="200%" fo:text-align="start" style:justify-single-word="false"/>
      <style:text-properties fo:font-style="normal" fo:font-weight="normal" officeooo:rsid="00196fba" officeooo:paragraph-rsid="00196fba"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6a674"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7cd97" style:font-weight-asian="bold" style:font-weight-complex="bold"/>
    </style:style>
    <style:style style:name="T5" style:family="text">
      <style:text-properties officeooo:rsid="00178ae8"/>
    </style:style>
    <style:style style:name="T6" style:family="text">
      <style:text-properties officeooo:rsid="0017abe5"/>
    </style:style>
    <style:style style:name="T7" style:family="text">
      <style:text-properties officeooo:rsid="00191620"/>
    </style:style>
    <style:style style:name="T8" style:family="text">
      <style:text-properties fo:font-style="italic" officeooo:rsid="002031ca" style:font-style-asian="italic" style:font-style-complex="italic"/>
    </style:style>
    <style:style style:name="T9" style:family="text">
      <style:text-properties fo:font-style="italic" fo:font-weight="bold" officeooo:rsid="002031ca"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031ca"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You can run these commands either over IP from VNC Viewer (remote desktop) or PuTTy (ssh connection), or you can run them directly in the terminal on the Raspberry Pi.</text:p>
      <text:p text:style-name="P4"><text:span text:style-name="T12"><text:tab/>Add </text:span><text:span text:style-name="T9">sudo</text:span><text:span text:style-name="T12"> in front of any of these commands to run the command as </text:span><text:span text:style-name="T8">root</text:span><text:span text:style-name="T12"> or admin. Some of the commands have to be run as root and some don’t. </text:span></text:p>
      <text:p text:style-name="P2"/>
      <text:p text:style-name="P2"><text:span text:style-name="T5">temp</text:span>USER COMMANDS</text:p>
      <text:list xml:id="list3983434459" text:style-name="L1">
        <text:list-item>
          <text:p text:style-name="P6">passwd: <text:span text:style-name="T1">changes the password of the current user</text:span></text:p>
        </text:list-item>
        <text:list-item>
          <text:p text:style-name="P6">su: <text:span text:style-name="T1">logs in as the root user</text:span></text:p>
        </text:list-item>
        <text:list-item>
          <text:p text:style-name="P7">su {user}: <text:span text:style-name="T1">logs in as the user specified</text:span></text:p>
        </text:list-item>
      </text:list>
      <text:p text:style-name="P1"/>
      <text:p text:style-name="P1">GENERAL COMMANDS</text:p>
      <text:list xml:id="list2313974289" text:style-name="L2">
        <text:list-item>
          <text:p text:style-name="P14"><text:span text:style-name="T3">apt-get update</text:span>: Synchronizes the list of packages on your system to the list in the repositories. Use it before installing new packages to make sure you are installing the latest version.</text:p>
        </text:list-item>
        <text:list-item>
          <text:p text:style-name="P14"><text:span text:style-name="T3">apt-get upgrade</text:span>: Upgrades all of the software packages you have installed.</text:p>
        </text:list-item>
        <text:list-item>
          <text:p text:style-name="P14"><text:span text:style-name="T3">clear</text:span>: Clears previously run commands and text from the terminal screen.</text:p>
        </text:list-item>
        <text:list-item>
          <text:p text:style-name="P14"><text:span text:style-name="T3">date</text:span>: Prints the current date.</text:p>
        </text:list-item>
        <text:list-item>
          <text:p text:style-name="P14"><text:span text:style-name="T3">find / -name example.txt</text:span>: Searches the whole system for the file example.txt and outputs a list of all directories that contain the file.</text:p>
        </text:list-item>
        <text:list-item>
          <text:p text:style-name="P8">xdg-open {filename}: <text:span text:style-name="T1">Opens the specified file </text:span><text:span text:style-name="T2">(or folder)</text:span><text:span text:style-name="T1"> in the default program</text:span></text:p>
        </text:list-item>
        <text:list-item>
          <text:p text:style-name="P14"><text:span text:style-name="T3">nano example.txt</text:span>: Opens the file example.txt in the Linux text editor Nano.</text:p>
        </text:list-item>
        <text:list-item>
          <text:p text:style-name="P14"><text:span text:style-name="T3">poweroff</text:span>: To shutdown immediately.</text:p>
        </text:list-item>
        <text:list-item>
          <text:p text:style-name="P14"><text:span text:style-name="T3">raspi-config</text:span>: Opens the configuration settings menu.</text:p>
        </text:list-item>
        <text:list-item>
          <text:p text:style-name="P14"><text:span text:style-name="T3">reboot</text:span>: To reboot immediately.</text:p>
        </text:list-item>
        <text:list-item>
          <text:p text:style-name="P14"><text:span text:style-name="T3">shutdown -h now</text:span>: To shutdown immediately.</text:p>
        </text:list-item>
        <text:list-item>
          <text:p text:style-name="P14"><text:span text:style-name="T3">shutdown -h 01:22</text:span>: To shutdown at 1:22 AM.</text:p>
        </text:list-item>
        <text:list-item>
          <text:p text:style-name="P14"><text:soft-page-break/><text:span text:style-name="T3">startx</text:span>: Opens the GUI (Graphical User Interface).</text:p>
        </text:list-item>
        <text:list-item>
          <text:p text:style-name="P9">clear: <text:span text:style-name="T1">clear the terminal output</text:span></text:p>
          <text:p text:style-name="P14"/>
          <text:p text:style-name="P14">FILE AND DIRECTORY COMMANDS</text:p>
        </text:list-item>
        <text:list-item>
          <text:p text:style-name="P9">TAB key: <text:span text:style-name="T1">Pressing the TAB key autocompletes the command if it knows what you want. This can autocomplete directories, filenames, and regular commands.</text:span></text:p>
        </text:list-item>
        <text:list-item>
          <text:p text:style-name="P14"><text:span text:style-name="T3">cat example.txt</text:span>: Displays the contents of the file example.txt.</text:p>
        </text:list-item>
        <text:list-item>
          <text:p text:style-name="P10">cd {folder}: <text:span text:style-name="T1">changes current directory or folder to that folder.</text:span></text:p>
        </text:list-item>
        <text:list-item>
          <text:p text:style-name="P14"><text:span text:style-name="T3">cd /abc/xyz</text:span>: Changes the current directory to the /abc/xyz directory.</text:p>
        </text:list-item>
        <text:list-item>
          <text:p text:style-name="P14"><text:span text:style-name="T3">cp XXX</text:span>: Copies the file or directory XXX and pastes it to a specified location; i.e. cp examplefile.txt /home/pi/office/ copies examplefile.txt in the current directory and pastes it into the /home/pi/ directory. If the file is not in the current directory, add the path of the file’s location (i.e. cp /home/pi/documents/examplefile.txt /home/pi/office/ copies the file from the documents directory to the office directory). -<text:span text:style-name="T6">r for directories</text:span></text:p>
        </text:list-item>
        <text:list-item>
          <text:p text:style-name="P15">ls: <text:span text:style-name="T1">short for </text:span><text:span text:style-name="T10">list, </text:span><text:span text:style-name="T1">this lists out all files in the current directory or folder.</text:span></text:p>
        </text:list-item>
        <text:list-item>
          <text:p text:style-name="P14"><text:span text:style-name="T4">l</text:span><text:span text:style-name="T3">s -l</text:span>: Lists files in the current directory, along with file size, date modified, and permissions.</text:p>
        </text:list-item>
        <text:list-item>
          <text:p text:style-name="P14"><text:span text:style-name="T3">mkdir example_directory</text:span>: Creates a new directory named example_directory inside the current directory.</text:p>
        </text:list-item>
        <text:list-item>
          <text:p text:style-name="P14"><text:span text:style-name="T3">mv XXX</text:span>: Moves the file or directory named XXX to a specified location. For example, mv examplefile.txt /home/pi/office/ moves examplefile.txt in the current directory to the /home/pi/office directory. If the file is not in the current directory, add the path of the file’s location (i.e. cp /home/pi/documents/examplefile.txt /home/pi/office/ moves the file from the documents directory to the office directory). This command can also be used to rename files (but only within the same directory). For example, mv examplefile.txt newfile.txt renames examplefile.txt to newfile.txt, and keeps it in the same directory.</text:p>
        </text:list-item>
        <text:list-item>
          <text:p text:style-name="P14"><text:span text:style-name="T3">rm example.txt</text:span>: Deletes the file example.txt. -<text:span text:style-name="T7">rf for full directories</text:span></text:p>
        </text:list-item>
        <text:list-item>
          <text:p text:style-name="P14"><text:soft-page-break/><text:span text:style-name="T3">rmdir example_directory</text:span>: Deletes the directory example_directory (only if it is empty).</text:p>
        </text:list-item>
        <text:list-item>
          <text:p text:style-name="P14"><text:span text:style-name="T3">scp user@10.0.0.32:/some/path/file.txt</text:span>: Copies a file over SSH. Can be used to download a file from a PC to the Raspberry Pi. user@10.0.0.32 is the username and local IP address of the PC, and /some/path/file.txt is the path and file name of the file on the PC.</text:p>
        </text:list-item>
        <text:list-item>
          <text:p text:style-name="P11">ssh {user@IPaddress}: <text:span text:style-name="T1">creates an ssh connection with that ip address</text:span></text:p>
        </text:list-item>
        <text:list-item>
          <text:p text:style-name="P14"><text:span text:style-name="T3">touch example.txt</text:span>: Creates a new, empty file named example.txt in the current directory.</text:p>
          <text:p text:style-name="P14">NETWORKING AND INTERNET COMMANDS</text:p>
        </text:list-item>
        <text:list-item>
          <text:p text:style-name="P14"><text:span text:style-name="T3">ifconfig</text:span>: To check the status of the wireless connection you are using (to see if wlan0 has acquired an IP address).</text:p>
        </text:list-item>
        <text:list-item>
          <text:p text:style-name="P14"><text:span text:style-name="T3">iwconfig</text:span>: To check which network the wireless adapter is using.</text:p>
        </text:list-item>
        <text:list-item>
          <text:p text:style-name="P14"><text:span text:style-name="T3">iwlist wlan0 scan</text:span>: Prints a list of the currently available wireless networks.</text:p>
        </text:list-item>
        <text:list-item>
          <text:p text:style-name="P14"><text:span text:style-name="T3">iwlist wlan0 scan | grep ESSID</text:span>: Use grep along with the name of a field to list only the fields you need (for example to just list the ESSIDs).</text:p>
        </text:list-item>
        <text:list-item>
          <text:p text:style-name="P14"><text:span text:style-name="T3">nmap</text:span>: Scans your network and lists connected devices, port number, protocol, state (open or closed) operating system, MAC addresses, and other information.</text:p>
        </text:list-item>
        <text:list-item>
          <text:p text:style-name="P14"><text:span text:style-name="T3">ping</text:span>: Tests connectivity between two devices connected on a network. For example, ping 10.0.0.32 will send a packet to the device at IP 10.0.0.32 and wait for a response. It also works with website addresses.</text:p>
        </text:list-item>
        <text:list-item>
          <text:p text:style-name="P14"><text:span text:style-name="T3">wget http://www.website.com/example.txt</text:span>: Downloads the file example.txt from the web and saves it to the current directory.</text:p>
          <text:p text:style-name="P14"/>
          <text:p text:style-name="P14">SYSTEM INFORMATION COMMANDS</text:p>
        </text:list-item>
        <text:list-item>
          <text:p text:style-name="P14"><text:span text:style-name="T3">cat /proc/meminfo</text:span>: Shows details about your memory.</text:p>
        </text:list-item>
        <text:list-item>
          <text:p text:style-name="P14"><text:span text:style-name="T3">cat /proc/partitions</text:span>: Shows the size and number of partitions on your SD card or hard drive.</text:p>
        </text:list-item>
        <text:list-item>
          <text:p text:style-name="P14"><text:span text:style-name="T3">cat /proc/version</text:span>: Shows you which version of the Raspberry Pi you are using.</text:p>
        </text:list-item>
        <text:list-item>
          <text:p text:style-name="P14"><text:soft-page-break/><text:span text:style-name="T3">df -h</text:span>: Shows information about the available disk space.</text:p>
        </text:list-item>
        <text:list-item>
          <text:p text:style-name="P14"><text:span text:style-name="T3">df /</text:span>: Shows how much free disk space is available.</text:p>
        </text:list-item>
        <text:list-item>
          <text:p text:style-name="P14"><text:span text:style-name="T3">dpkg - -get-selections | grep XXX</text:span>: Shows all of the installed packages that are related to XXX.</text:p>
        </text:list-item>
        <text:list-item>
          <text:p text:style-name="P14"><text:span text:style-name="T3">dpkg - -get-selections</text:span>: Shows all of your installed packages.</text:p>
        </text:list-item>
        <text:list-item>
          <text:p text:style-name="P14"><text:span text:style-name="T3">free</text:span>: Shows how much free memory is available.</text:p>
        </text:list-item>
        <text:list-item>
          <text:p text:style-name="P14"><text:span text:style-name="T3">hostname -I</text:span>: Shows the IP address of your Raspberry Pi.</text:p>
        </text:list-item>
        <text:list-item>
          <text:p text:style-name="P14"><text:span text:style-name="T3">lsusb</text:span>: Lists USB hardware connected to your Raspberry Pi.</text:p>
        </text:list-item>
        <text:list-item>
          <text:p text:style-name="P14"><text:span text:style-name="T3">UP key</text:span>: Pressing the UP key will print the last command entered into the command prompt. This is a quick way to repeat previous commands or make corrections to commands.</text:p>
        </text:list-item>
        <text:list-item>
          <text:p text:style-name="P14"><text:span text:style-name="T3">vcgencmd measure_temp</text:span>: Shows the temperature of the CPU.</text:p>
        </text:list-item>
        <text:list-item>
          <text:p text:style-name="P12">cputemp: <text:span text:style-name="T1">I made a command to show temperature of the CPU in Fahrenheit.</text:span></text:p>
        </text:list-item>
        <text:list-item>
          <text:p text:style-name="P14"><text:span text:style-name="T3">vcgencmd get_mem arm &amp;&amp; vcgencmd get_mem gpu</text:span>: Shows the memory split between the CPU and GPU.</text:p>
        </text:list-item>
      </text:list>
      <text:p text:style-name="P3"/>
      <text:p text:style-name="P3">GIT COMMANDS:</text:p>
      <text:list xml:id="list2068448754" text:style-name="L3">
        <text:list-item>
          <text:p text:style-name="P13">git init: <text:span text:style-name="T1">initiate a git repository in the current directory</text:span></text:p>
        </text:list-item>
        <text:list-item>
          <text:p text:style-name="P13">git status: <text:span text:style-name="T13">show the status of files in the repository</text:span></text:p>
        </text:list-item>
        <text:list-item>
          <text:p text:style-name="P13"><text:span text:style-name="T11">git add {file}: </text:span><text:span text:style-name="T13">stage the files added to the commit (</text:span><text:span text:style-name="T11">git add .</text:span><text:span text:style-name="T13">) to add all files</text:span></text:p>
        </text:list-item>
        <text:list-item>
          <text:p text:style-name="P13"><text:span text:style-name="T11">git commit -m “{message}”: </text:span><text:span text:style-name="T13">commit the changes with a message</text:span></text:p>
        </text:list-item>
        <text:list-item>
          <text:p text:style-name="P13"><text:span text:style-name="T11">git push -u origin {branch}: </text:span><text:span text:style-name="T13">change the online repository’s branch (origin)</text:span></text:p>
        </text:list-item>
        <text:list-item>
          <text:p text:style-name="P13"><text:span text:style-name="T11">git pull origin {branch}: </text:span><text:span text:style-name="T13">pull the changes of that branch online to the current branch locally</text:span></text:p>
        </text:list-item>
        <text:list-item>
          <text:p text:style-name="P13"><text:span text:style-name="T11">git branch {new branch}: </text:span><text:span text:style-name="T13">create a new branch or without the branch show all branches</text:span></text:p>
        </text:list-item>
        <text:list-item>
          <text:p text:style-name="P13"><text:span text:style-name="T11">git branch -D {branch}: </text:span><text:span text:style-name="T13">delete the branch locally</text:span></text:p>
        </text:list-item>
        <text:list-item>
          <text:p text:style-name="P13"><text:span text:style-name="T11">git remote add origin: </text:span><text:span text:style-name="T13">add an online repository’s url to the local repository</text:span></text:p>
        </text:list-item>
        <text:list-item>
          <text:p text:style-name="P13"><text:span text:style-name="T11">git remote remove origin: </text:span><text:span text:style-name="T13">remove the url</text:span></text:p>
        </text:list-item>
        <text:list-item>
          <text:p text:style-name="P13"><text:soft-page-break/><text:span text:style-name="T11">git remote - -delete {branch}: </text:span><text:span text:style-name="T13">delete the branch online</text:span></text:p>
        </text:list-item>
        <text:list-item>
          <text:p text:style-name="P13"><text:span text:style-name="T11">git checkout {branch}: </text:span><text:span text:style-name="T13">switch to that branch</text:span></text:p>
          <text:p text:style-name="P16"/>
        </text:list-item>
      </text:list>
      <text:list xml:id="list154936797283556" text:continue-list="list2313974289" text:style-name="L2">
        <text:list-header>
          <text:p text:style-name="P14"/>
          <text:p text:style-name="P14">Hopefully this list of commands will make navigating Linux on your Raspberry Pi more efficient and enjoyable. If you have any other commands that you use a lot, leave a comment to let us know! And be sure to subscribe to get an email when we publish new article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0T08:12:58.035000000</meta:creation-date>
    <dc:title>Default</dc:title>
    <meta:editing-cycles>18</meta:editing-cycles>
    <meta:generator>LibreOffice/6.1.5.2$Linux_ARM_EABI LibreOffice_project/10$Build-2</meta:generator>
    <meta:editing-duration>PT32M36S</meta:editing-duration>
    <dc:date>2021-01-26T15:49:34.064686063</dc:date>
    <meta:document-statistic meta:table-count="0" meta:image-count="0" meta:object-count="0" meta:page-count="5" meta:paragraph-count="77" meta:word-count="1160" meta:character-count="6774" meta:non-whitespace-character-count="5756"/>
    <meta:template xlink:type="simple" xlink:actuate="onRequest" xlink:title="Default" xlink:href="../../../../../../C:/Program%20Files/LibreOffice/share/template/common/styles/Default.ott" meta:date="2020-11-10T08:12:57.795000000"/>
  </office:meta>
</office:document-meta>
</file>